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fo:hyphenate="true" fo:hyphenation-remain-char-count="2" fo:hyphenation-push-char-count="2"/>
    </style:style>
    <style:style style:name="P5" style:family="paragraph" style:parent-style-name="Standard">
      <style:paragraph-properties fo:margin-left="0cm" fo:margin-right="0cm" fo:margin-top="0cm" fo:margin-bottom="0cm" fo:line-height="150%" fo:text-align="justify" style:justify-single-word="false" fo:hyphenation-ladder-count="no-limit" fo:text-indent="1.251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 fo:hyphenate="true" fo:hyphenation-remain-char-count="2" fo:hyphenation-push-char-count="2"/>
    </style:style>
    <style:style style:name="P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fo:background-color="#ffffff">
        <style:background-image/>
      </style:paragraph-properties>
    </style:style>
    <style:style style:name="P9" style:family="paragraph" style:parent-style-name="Standard" style:list-style-name="WWNum26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fo:background-color="#ffffff">
        <style:background-image/>
      </style:paragraph-properties>
    </style:style>
    <style:style style:name="P10" style:family="paragraph" style:parent-style-name="Standard">
      <style:paragraph-properties fo:margin-left="0cm" fo:margin-right="0cm" fo:margin-top="0cm" fo:margin-bottom="0cm" fo:line-height="150%" fo:text-align="center" style:justify-single-word="false" fo:text-indent="1.251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ackground-color="#ffffff">
        <style:background-image/>
      </style:paragraph-properties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51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1.251cm" style:auto-text-indent="false" fo:break-before="page" fo:background-color="#ffffff">
        <style:background-image/>
      </style:paragraph-properties>
    </style:style>
    <style:style style:name="P14" style:family="paragraph" style:parent-style-name="List_20_Paragraph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5" style:family="paragraph" style:parent-style-name="List_20_Paragraph" style:list-style-name="WWNum25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6" style:family="paragraph" style:parent-style-name="List_20_Paragraph" style:list-style-name="WWNum27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7" style:family="paragraph" style:parent-style-name="List_20_Paragraph" style:list-style-name="WWNum28">
      <style:paragraph-properties fo:margin-left="0cm" fo:margin-right="0cm" fo:margin-top="0cm" fo:margin-bottom="0cm" fo:line-height="150%" fo:text-align="justify" style:justify-single-word="false" fo:text-indent="1.251cm" style:auto-text-indent="false"/>
    </style:style>
    <style:style style:name="P18" style:family="paragraph" style:parent-style-name="List_20_Paragraph" style:list-style-name="WWNum27">
      <style:paragraph-properties fo:margin-left="0cm" fo:margin-right="0cm" fo:margin-top="0cm" fo:margin-bottom="0cm" fo:line-height="150%" fo:text-align="justify" style:justify-single-word="false" fo:text-indent="1.251cm" style:auto-text-indent="false" fo:break-before="page"/>
    </style:style>
    <style:style style:name="P19" style:family="paragraph" style:parent-style-name="Heading_20_2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T1" style:family="text">
      <style:text-properties style:font-name="Times New Roman" fo:font-weight="bold" style:font-weight-asian="bold" style:font-size-complex="14pt"/>
    </style:style>
    <style:style style:name="T2" style:family="text">
      <style:text-properties style:font-name="Times New Roman" fo:font-style="italic" fo:font-weight="bold" style:font-style-asian="italic" style:font-weight-asian="bold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T11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 style:font-style-complex="italic"/>
    </style:style>
    <style:style style:name="T13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14" style:family="text"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style-complex="italic" style:font-weight-complex="bold"/>
    </style:style>
    <style:style style:name="T15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14141102592288579" text:style-name="Outline">
        <text:list-item>
          <text:list>
            <text:list-item>
              <text:h text:style-name="P19" text:outline-level="2"><text:span text:style-name="T1">Практическая работа №1</text:span></text:h>
            </text:list-item>
          </text:list>
        </text:list-item>
      </text:list>
      <text:p text:style-name="P1"><text:span text:style-name="T7">Тема:</text:span><text:span text:style-name="T3"> </text:span><text:bookmark-start text:name="Bookmark"/><text:span text:style-name="T3">«Составление технического задания на разработку информационной системы».</text:span><text:bookmark-end text:name="Bookmark"/></text:p>
      <text:p text:style-name="P7"><text:span text:style-name="T7">Цель работы:</text:span><text:span text:style-name="T3"> </text:span><text:span text:style-name="T11">ознакомиться с процедурой разработки технического задания на создание программного продукта (ПП) с применением ГОСТ 19.102-77 «Стадии разработки программ и программной документации» и ГОСТ 34.602-89 «Техническое задание на создание автоматизированной системы».</text:span></text:p>
      <text:p text:style-name="P7"><text:span text:style-name="T7">Программное обеспечение и оборудование:</text:span><text:span text:style-name="T3"> ПЭВМ </text:span></text:p>
      <text:p text:style-name="P7"><text:span text:style-name="T7">Задание:</text:span><text:span text:style-name="T4"> р</text:span><text:span text:style-name="T3">азработать техническое задание на программный продукт </text:span><text:span text:style-name="T11">«Учет успеваемости студентов»</text:span><text:span text:style-name="T3"> в соответствии с ГОСТ 19.201-78 и ГОСТ 34.602—89.</text:span></text:p>
      <text:p text:style-name="P7"><text:span text:style-name="T11">Программный модуль предназначен для оперативного учета успеваемости студентов в сессию зам.директора по УР, зав.отделением и преподавателями. Сведения об успеваемости студентов должны храниться в течение всего срока их обучения и использоваться при составлении справок о прослушанных курсах и приложений к диплому.</text:span></text:p>
      <text:p text:style-name="P10"><text:span text:style-name="T13">Ход работы:</text:span></text:p>
      <text:p text:style-name="P3"><text:span text:style-name="T6">ТЕХНИЧЕСКОЕ ЗАДАНИЕ</text:span></text:p>
      <text:p text:style-name="P3"><text:span text:style-name="T3">на создание системы</text:span></text:p>
      <text:p text:style-name="P3"><text:span text:style-name="T3">«УЧЕТ УСПЕВАЕМОСТИ СТУДЕНТОВ»</text:span></text:p>
      <text:list xml:id="list9131544648843698912" text:style-name="WWNum25">
        <text:list-item>
          <text:p text:style-name="P15"><text:span text:style-name="T6">Введение</text:span></text:p>
        </text:list-item>
      </text:list>
      <text:p text:style-name="P8"><text:span text:style-name="T13"><text:s text:c="10"/>Наименование программы</text:span></text:p>
      <text:p text:style-name="P14"><text:span text:style-name="T12">Наименование программы – «Учёт успеваемости студентов»</text:span></text:p>
      <text:p text:style-name="P1"><text:span text:style-name="T13"><text:s/>Краткая характеристика области применения</text:span></text:p>
      <text:p text:style-name="P1"><text:span text:style-name="T12">Программа предназначена к применению </text:span><text:span text:style-name="T11">для оперативного учета успеваемости студентов в сессию Зам. директора по УП, зав. отделения и преподаватели.</text:span></text:p>
      <text:p text:style-name="P4"/>
      <text:list xml:id="list742424099040218134" text:style-name="WWNum27">
        <text:list-item>
          <text:p text:style-name="P18"><text:span text:style-name="T13">Основания для разработки</text:span></text:p>
        </text:list-item>
      </text:list>
      <text:p text:style-name="P8"><text:span text:style-name="T13"><text:s/>Основание для проведения разработки</text:span></text:p>
      <text:p text:style-name="P14"><text:span text:style-name="T12">Основанием для проведения разработки является Договор (письмо и т.д.) № 888 от 26 апреля 2022 года (входящий № 1 от 11.03.2022 г. ). Договор утвержден Директором ООО «Орлан» Ивановым Петром Ивановичем, именуемым в дальнейшем Заказчиком, и утвержден Генеральным директором ОАО «Суперсофт» Карамзиным Иваном Ароновичем, именуемым в дальнейшем Исполнителем, 26 апреля 2022.</text:span></text:p>
      <text:p text:style-name="P8"><text:span text:style-name="T13"><text:s/>Наименование и условное обозначение темы разработки</text:span></text:p>
      <text:p text:style-name="P1"><text:span text:style-name="T12">Наименование темы разработки – «Разработка системного учёта успеваемости студентов». Условное обозначение темы разработки (шифр темы) – «РСУС»</text:span></text:p>
      <text:list xml:id="list28708456" text:continue-numbering="true" text:style-name="WWNum27">
        <text:list-item>
          <text:p text:style-name="P16"><text:span text:style-name="T13">Назначение разработки</text:span></text:p>
        </text:list-item>
      </text:list>
      <text:p text:style-name="P8"><text:span text:style-name="T13"><text:s/>Функциональное назначение</text:span></text:p>
      <text:p text:style-name="P1"><text:span text:style-name="T12">Функциональным назначением программы является сбор и хранение информации о ходе сдачи экзаменационной сессии.</text:span></text:p>
      <text:p text:style-name="P8"><text:span text:style-name="T13"><text:s/>Эксплуатационное назначение</text:span></text:p>
      <text:p text:style-name="P14"><text:span text:style-name="T12">Программа должна эксплуатировать в профильных подразделениях на объектах заказчика Пользователями программы должны являться преподаватели, Зам. директора по УР и зав. отделением.</text:span></text:p>
      <text:list xml:id="list6425715211142661812" text:style-name="WWNum26">
        <text:list-item>
          <text:p text:style-name="P9"><text:span text:style-name="T13">Требования к программе или программному изделию</text:span></text:p>
        </text:list-item>
      </text:list>
      <text:list xml:id="list4564426507063358166" text:style-name="WWNum28">
        <text:list-item>
          <text:list>
            <text:list-item>
              <text:p text:style-name="P17"><text:a xlink:type="simple" xlink:href="https://topuch.ru/trebovaniya-k-funkcionalenim-harakteristikam-sredstv-kud/index.html" text:style-name="Internet_20_link" text:visited-style-name="Visited_20_Internet_20_Link"><text:span text:style-name="T8">Требования к функциональным характеристикам</text:span></text:a></text:p>
            </text:list-item>
          </text:list>
        </text:list-item>
      </text:list>
      <text:p text:style-name="P8"><text:span text:style-name="T13"><text:s/>Требования к составу выполняемых функций</text:span></text:p>
      <text:p text:style-name="P14"><text:span text:style-name="T12">Программа должна обеспечивать возможность выполнения перечисленных ниже функций:</text:span></text:p>
      <text:p text:style-name="P14"><text:span text:style-name="T12">– хранение информации об успеваемости в течении времени обучения студентов</text:span></text:p>
      <text:p text:style-name="P14"><text:span text:style-name="T12">– получение сведений о текущем состоянии сдачи сессии студентами</text:span></text:p>
      <text:p text:style-name="P14"><text:span text:style-name="T12">– инициализацию системы(Ввод списков групп, перечней изучаемых дисциплин в соответствие с учебными планами и т.п.);</text:span></text:p>
      <text:p text:style-name="P14"><text:soft-page-break/><text:span text:style-name="T12">– ввод и коррекцию текущей информации о ходе сдаче сессии конкретными студентами</text:span></text:p>
      <text:p text:style-name="P14"><text:span text:style-name="T14">Требования к организации входных данных</text:span></text:p>
      <text:p text:style-name="P2"><text:span text:style-name="T11">– списки студентов учебных групп;</text:span></text:p>
      <text:p text:style-name="P2"><text:span text:style-name="T11">– учебные планы кафедр - перечень предметов и контрольных мероприятий по каждому предмету;</text:span></text:p>
      <text:p text:style-name="P2"><text:span text:style-name="T11">– расписания сессий;</text:span></text:p>
      <text:p text:style-name="P2"><text:span text:style-name="T12">– текущие сведения о сдаче сессии каждым студентом.</text:span></text:p>
      <text:p text:style-name="P7"><text:span text:style-name="T14">Требования к организации выходных данных</text:span></text:p>
      <text:p text:style-name="P2"><text:span text:style-name="T11">– итоги сдачи сессии конкретным студентом;</text:span></text:p>
      <text:p text:style-name="P2"><text:span text:style-name="T11">– итоги сдачи сессии студентами конкретной группы;</text:span></text:p>
      <text:p text:style-name="P2"><text:span text:style-name="T11">– процент успеваемости по всем студентам группы при сдаче конкретного предмета в целом на текущий момент;</text:span></text:p>
      <text:p text:style-name="P2"><text:span text:style-name="T11">– проценты успеваемости по всем группам специальности на текущий момент;</text:span></text:p>
      <text:p text:style-name="P2"><text:span text:style-name="T11">– проценты успеваемости по всем группам курса на текущий момент;</text:span></text:p>
      <text:p text:style-name="P2"><text:span text:style-name="T11">– проценты успеваемости по всем курсам и в целом по факультету на текущий момент;</text:span></text:p>
      <text:p text:style-name="P2"><text:span text:style-name="T11">– список задолжников группы на текущий момент;</text:span></text:p>
      <text:p text:style-name="P8"><text:span text:style-name="T12">– список задолжников курса на текущий момент.</text:span></text:p>
      <text:p text:style-name="P8"><text:span text:style-name="T13">– Требования к временным характеристикам</text:span></text:p>
      <text:p text:style-name="P7"><text:span text:style-name="T12">Требования к временным характеристикам программы не предъявляются.</text:span></text:p>
      <text:p text:style-name="P11"/>
      <text:p text:style-name="P7"><text:span text:style-name="T14">2. Требования к надежности</text:span></text:p>
      <text:p text:style-name="P2"><text:span text:style-name="T11">– Предусмотреть контроль вводимой информации.</text:span></text:p>
      <text:p text:style-name="P2"><text:span text:style-name="T11">– Предусмотреть блокировку некорректных действий пользователя при работе с системой.</text:span></text:p>
      <text:p text:style-name="P7"><text:span text:style-name="T12">Обеспечить целостность хранимой информации.</text:span></text:p>
      <text:p text:style-name="P7"><text:span text:style-name="T13">Условия эксплуатации</text:span></text:p>
      <text:p text:style-name="P5"/>
      <text:p text:style-name="P13"><text:span text:style-name="T14"><text:s/>Климатические условия эксплуатации</text:span></text:p>
      <text:p text:style-name="P7"><text:span text:style-name="T11">Программа будет работать от плюс 5 до плюс 35 °C при относительной влажности 90 % и атмосферном давлении 462 мм.рт.ст., поскольку такие условия приблизительно соответствуют условиям эксплуатации современных компьютеров непромышленного исполнения.</text:span></text:p>
      <text:p text:style-name="P8"><text:span text:style-name="T14">Требования к численности и квалификации персонала</text:span></text:p>
      <text:p text:style-name="P1"><text:span text:style-name="T12">Минимальное количество персонала, требуемого для работы программы, должно составлять не менее 2 штатных единиц – системный администратор и пользователь программы – оператор.</text:span></text:p>
      <text:p text:style-name="P1"><text:span text:style-name="T12">Системный администратор должен иметь высшее профильное образование и сертификаты компании-производителя операционной системы. В перечень задач, выполняемых системным администратором, должны входить:</text:span></text:p>
      <text:p text:style-name="P8"><text:span text:style-name="T12">– задача поддержания работоспособности технических средств;</text:span></text:p>
      <text:p text:style-name="P8"><text:span text:style-name="T12">– задачи установки (инсталляции) и поддержания работоспособности системных программных средств – операционной системы;</text:span></text:p>
      <text:p text:style-name="P8"><text:span text:style-name="T12">– задача установки (инсталляции) программы.</text:span></text:p>
      <text:p text:style-name="P1"><text:span text:style-name="T12">Пользователь программы (оператор) должен обладать практическими навыками работы с графическим пользовательским интерфейсом операционной системы.</text:span></text:p>
      <text:p text:style-name="P1"><text:span text:style-name="T12">Персонал должен быть аттестован на II квалификационную группу по электробезопасности (для работы с конторским оборудованием).</text:span></text:p>
      <text:p text:style-name="P12"/>
      <text:p text:style-name="P8"><text:span text:style-name="T14"><text:s/>Требования к информационной и программной совместимости</text:span></text:p>
      <text:p text:style-name="P7"><text:span text:style-name="T13">Требования к информационным структурам и методам решения</text:span></text:p>
      <text:p text:style-name="P7"><text:span text:style-name="T11">Требования к информационным структурам (файлов) на входе и выходе, а также к методам решения не предъявляются.</text:span></text:p>
      <text:p text:style-name="P8"><text:span text:style-name="T13">Требования к исходным кодам и языкам программирования</text:span></text:p>
      <text:p text:style-name="P7"><text:span text:style-name="T12">Исходные коды программы должны быть реализованы на языке </text:span><text:span text:style-name="T15">C</text:span><text:span text:style-name="T12"># В качестве интегрированной среды разработки программы должна быть использована среда </text:span><text:span text:style-name="T15">Visual</text:span><text:span text:style-name="T12"> </text:span><text:span text:style-name="T15">studio</text:span><text:span text:style-name="T12"> 2019(</text:span><text:span text:style-name="T15">Windows</text:span><text:span text:style-name="T12"> </text:span><text:span text:style-name="T15">Forms</text:span><text:span text:style-name="T12">,</text:span><text:span text:style-name="T15">Framework</text:span><text:span text:style-name="T12">).</text:span></text:p>
      <text:p text:style-name="P8"><text:soft-page-break/><text:span text:style-name="T13">Требования к программным средствам, используемым программой</text:span></text:p>
      <text:p text:style-name="P7"><text:span text:style-name="T12">Допускается применение пакета обновления данное приложение разрабатывалось и тестировалось на платформе </text:span><text:span text:style-name="T15">Windows</text:span><text:span text:style-name="T12"> 10, </text:span><text:span text:style-name="T15">SqlServerExpress</text:span><text:span text:style-name="T12">, </text:span><text:span text:style-name="T5">ОС – </text:span><text:span text:style-name="T10">Windows</text:span><text:span text:style-name="T5"> 8/10, OЗУ – 8 Гб, Видеопамять – не менее 1 ГБ, ПЗУ – 500 Гб, </text:span><text:span text:style-name="T12">Платформа .</text:span><text:span text:style-name="T15">NET</text:span><text:span text:style-name="T12"> и .</text:span><text:span text:style-name="T15">NET</text:span><text:span text:style-name="T12"> </text:span><text:span text:style-name="T15">Framework</text:span></text:p>
      <text:p text:style-name="P8"><text:span text:style-name="T14"><text:s/>Требования к видам обслуживания</text:span></text:p>
      <text:p text:style-name="P8"><text:span text:style-name="T14"><text:s/>Требования к составу и параметрам технических средств</text:span></text:p>
      <text:p text:style-name="P2"><text:span text:style-name="T11">– Система должна работать на IBM совместимых персональных компьютеpax.</text:span></text:p>
      <text:p text:style-name="P2"><text:span text:style-name="T11">– Минимальная конфигурация:</text:span></text:p>
      <text:p text:style-name="P2"><text:span text:style-name="T11">– тип процессора Pentiumи выше;</text:span></text:p>
      <text:p text:style-name="P8"><text:span text:style-name="T12">– объем оперативного запоминающего устройства 32 Мб и более.</text:span></text:p>
      <text:p text:style-name="P8"><text:span text:style-name="T12">– Система должна работать под управлением семейства операционных систем Win32 (Windows95,Windows98,Windows2000,WindowsNTи т. п.).</text:span></text:p>
      <text:p text:style-name="P1"><text:span text:style-name="T13">Вывод: </text:span><text:span text:style-name="T11">ознакомился с процедурой разработки технического задания на создание программного продукта (ПП) с применением ГОСТ 19.102-77 «Стадии разработки программ и программной документации» и ГОСТ 34.602-89 «Техническое задание на создание автоматизированной системы».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ISOCPEUR" svg:font-family="ISOCPEU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fo:hyphenation-ladder-count="no-limit" style:writing-mode="lr-tb"/>
      <style:text-properties style:use-window-font-color="tru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orphans="2" fo:widows="2"/>
      <style:text-properties style:font-name="Calibri" style:letter-kerning="true" style:font-name-complex="Calibri1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cm" fo:margin-bottom="0cm" fo:line-height="100%" fo:keep-with-next="always"/>
      <style:text-properties fo:color="#000000" style:font-name="Arial1" fo:font-size="14pt" style:font-name-asian="Times New Roman1" style:font-size-asian="14pt" style:language-asian="ru" style:country-asian="RU" style:font-name-complex="Times New Roman1" style:font-size-complex="10pt" style:language-complex="hi" style:country-complex="IN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Чертежный" style:family="paragraph" style:default-outline-level="" style:list-style-name="">
      <style:paragraph-properties fo:margin-top="0cm" fo:margin-bottom="0cm" fo:line-height="100%" fo:text-align="justify" style:justify-single-word="false" fo:orphans="2" fo:widows="2" fo:hyphenation-ladder-count="no-limit" style:writing-mode="lr-tb"/>
      <style:text-properties style:use-window-font-color="true" style:font-name="ISOCPEUR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1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 fo:orphans="2" fo:widows="2" fo:hyphenation-ladder-count="no-limit"/>
      <style:text-properties style:font-name="Times New Roman" fo:font-size="12pt" style:letter-kerning="true" style:font-name-asian="Times New Roman1" style:font-size-asian="12pt" style:language-asian="ru" style:country-asian="RU" style:font-name-complex="Times New Roman1" style:font-size-complex="12pt" fo:hyphenate="true" fo:hyphenation-remain-char-count="2" fo:hyphenation-push-char-count="2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age_20_number" style:display-name="page numb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weight="normal" style:font-weight-asian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текст_20_Знак" style:display-name="Основной текст Знак" style:family="text" style:parent-style-name="Default_20_Paragraph_20_Font">
      <style:text-properties style:font-name="Calibri" style:letter-kerning="true" style:font-name-complex="Calibri1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Arial1" fo:font-size="14pt" style:font-name-asian="Times New Roman1" style:font-size-asian="14pt" style:language-asian="ru" style:country-asian="RU" style:font-name-complex="Times New Roman1" style:font-size-complex="10pt" style:language-complex="hi" style:country-complex="IN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fo:color="#000000"/>
    </style:style>
    <style:style style:name="ListLabel_20_4" style:display-name="ListLabel 4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2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44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71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98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25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5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cm" fo:margin-left="3cm" fo:margin-right="1.247cm" style:writing-mode="lr-tb" style:layout-grid-color="#c0c0c0" style:layout-grid-lines="269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7cm" fo:margin-bottom="2cm" fo:margin-left="3cm" fo:margin-right="1.247cm" style:writing-mode="lr-tb" style:layout-grid-color="#c0c0c0" style:layout-grid-lines="2694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2cm" fo:margin-left="0cm" fo:margin-right="0cm" fo:margin-bottom="0.15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лизавета Калашникова</meta:initial-creator>
    <meta:editing-cycles>2</meta:editing-cycles>
    <meta:creation-date>2022-05-05T05:41:00</meta:creation-date>
    <dc:date>2022-09-13T08:47:33.43</dc:date>
    <meta:editing-duration>P0D</meta:editing-duration>
    <meta:generator>OpenOffice/4.1.10$Win32 OpenOffice.org_project/4110m2$Build-9807</meta:generator>
    <meta:document-statistic meta:table-count="0" meta:image-count="0" meta:object-count="0" meta:page-count="5" meta:paragraph-count="79" meta:word-count="814" meta:character-count="64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